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211.66208791209">
            <text:p>7211.6620879121</text:p>
          </table:table-cell>
          <table:table-cell table:style-name="ce21" table:formula="of:=[.J2]-[.P2]" office:value-type="float" office:value="-5336.66208791209">
            <text:p>-5336.6620879121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336.6620879121">
            <text:p>10336.6620879121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211.66208791209">
            <text:p>7211.6620879121</text:p>
          </table:table-cell>
          <table:table-cell table:style-name="ce21" table:formula="of:=[.J3]-[.P2]" office:value-type="float" office:value="-7736.66208791209">
            <text:p>-7736.6620879121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211.66208791209">
            <text:p>7211.6620879121</text:p>
          </table:table-cell>
          <table:table-cell table:style-name="ce21" table:formula="of:=[.J4]-[.P2]" office:value-type="float" office:value="-7736.66208791209">
            <text:p>-7736.6620879121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072.11996336996">
            <text:p>2072.11996337</text:p>
          </table:table-cell>
          <table:table-cell table:style-name="ce7" table:formula="of:=[.J5]-[.P5]" office:value-type="float" office:value="702.880036630037">
            <text:p>702.88003663</text:p>
          </table:table-cell>
          <table:table-cell/>
          <table:table-cell table:formula="of:=SUM([.M5];[.O2])" office:value-type="float" office:value="5197.11996336996">
            <text:p>5197.11996337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211.66208791209">
            <text:p>7211.6620879121</text:p>
          </table:table-cell>
          <table:table-cell table:style-name="ce21" table:formula="of:=[.J6]-[.P2]" office:value-type="float" office:value="-736.662087912086">
            <text:p>-736.6620879121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6];[.H25];[.H43];[.H62];[.H81])" office:value-type="float" office:value="7211.66208791209">
            <text:p>7211.6620879121</text:p>
          </table:table-cell>
          <table:table-cell table:style-name="ce7" table:formula="of:=[.J7]-[.P2]" office:value-type="float" office:value="20463.3379120879">
            <text:p>20463.3379120879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211.66208791209">
            <text:p>7211.6620879121</text:p>
          </table:table-cell>
          <table:table-cell table:style-name="ce21" table:formula="of:=[.J10]-[.P2]" office:value-type="float" office:value="-3936.66208791209">
            <text:p>-3936.6620879121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6927.0467032967">
            <text:p>6927.0467032967</text:p>
          </table:table-cell>
          <table:table-cell table:style-name="ce21" table:formula="of:=[.J11]-[.P11]" office:value-type="float" office:value="-9782.0467032967">
            <text:p>-9782.0467032967</text:p>
          </table:table-cell>
          <table:table-cell/>
          <table:table-cell table:formula="of:=SUM([.M11];[.O2])" office:value-type="float" office:value="10052.0467032967">
            <text:p>10052.0467032967</text:p>
          </table:table-cell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211.66208791209">
            <text:p>7211.6620879121</text:p>
          </table:table-cell>
          <table:table-cell table:style-name="ce21" table:formula="of:=[.J12]-[.P2]" office:value-type="float" office:value="-10066.6620879121">
            <text:p>-10066.6620879121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211.66208791209">
            <text:p>7211.6620879121</text:p>
          </table:table-cell>
          <table:table-cell table:style-name="ce7" table:formula="of:=[.J13]-[.P2]" office:value-type="float" office:value="-336.662087912086">
            <text:p>-336.6620879121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127.13827838828">
            <text:p>5127.1382783883</text:p>
          </table:table-cell>
          <table:table-cell table:style-name="ce21" table:formula="of:=[.J14]-[.P14]" office:value-type="float" office:value="-3252.13827838828">
            <text:p>-3252.1382783883</text:p>
          </table:table-cell>
          <table:table-cell/>
          <table:table-cell table:formula="of:=SUM([.M14];[.O2])" office:value-type="float" office:value="8252.13827838828">
            <text:p>8252.1382783883</text:p>
          </table:table-cell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318.75">
            <text:p>318.75</text:p>
          </table:table-cell>
          <table:table-cell table:style-name="ce21" table:formula="of:=[.J15]-[.M15]" office:value-type="float" office:value="-3125.75">
            <text:p>-3125.75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6911.66208791209">
            <text:p>6911.6620879121</text:p>
          </table:table-cell>
          <table:table-cell table:style-name="ce21" table:formula="of:=[.J16]-[.P16]" office:value-type="float" office:value="-9706.66208791209">
            <text:p>-9706.6620879121</text:p>
          </table:table-cell>
          <table:table-cell/>
          <table:table-cell table:formula="of:=SUM([.M16];[.O2])" office:value-type="float" office:value="10036.6620879121">
            <text:p>10036.6620879121</text:p>
          </table:table-cell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4776.35531135531">
            <text:p>4776.3553113553</text:p>
          </table:table-cell>
          <table:table-cell table:style-name="ce21" table:formula="of:=[.J17]-[.P17]" office:value-type="float" office:value="-7901.35531135531">
            <text:p>-7901.3553113553</text:p>
          </table:table-cell>
          <table:table-cell/>
          <table:table-cell table:formula="of:=SUM([.M17];[.O2])" office:value-type="float" office:value="7901.35531135531">
            <text:p>7901.3553113553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211.66208791209">
            <text:p>7211.6620879121</text:p>
          </table:table-cell>
          <table:table-cell table:style-name="ce21" table:formula="of:=[.J18]-[.P2]" office:value-type="float" office:value="-4886.66208791209">
            <text:p>-4886.6620879121</text:p>
          </table:table-cell>
          <table:table-cell table:number-columns-repeated="2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0300">
            <text:p>1003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4];[.N15];[.N16];[.N18];[.N17])" office:value-type="float" office:value="-79016.5558608059">
            <text:p>-79016.555860805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10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table:number-columns-repeated="2"/>
          <table:table-cell table:style-name="ce2" table:formula="of:=SUM([.B77:.F77])" office:value-type="float" office:value="12200">
            <text:p>12200</text:p>
          </table:table-cell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542.857142857143">
            <text:p>542.8571428571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896.703296703297">
            <text:p>896.7032967033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2" office:value-type="float" office:value="0">
            <text:p>0</text:p>
          </table:table-cell>
          <table:table-cell table:style-name="ce2" table:formula="of:=[.F77]/13" office:value-type="float" office:value="0">
            <text:p>0</text:p>
          </table:table-cell>
          <table:table-cell table:number-columns-repeated="10"/>
        </table:table-row>
        <table:table-row table:style-name="ro9" table:number-rows-repeated="1048481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8/05/2015</text:date>, <text:time>12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5T12:06:30</dc:date>
    <meta:editing-duration>PT19H44M16S</meta:editing-duration>
    <meta:editing-cycles>666</meta:editing-cycles>
    <meta:generator>OpenOffice/4.1.1$Unix OpenOffice.org_project/411m6$Build-9775</meta:generator>
    <dc:creator>employee employee</dc:creator>
    <meta:document-statistic meta:table-count="6" meta:cell-count="1455" meta:object-count="0"/>
  </office:meta>
</office:document-meta>
</file>